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8.922cm" table:align="left"/>
    </style:style>
    <style:style style:name="Tableau1.A" style:family="table-column">
      <style:table-column-properties style:column-width="8.92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3.905cm" table:align="left"/>
    </style:style>
    <style:style style:name="Tableau2.A" style:family="table-column">
      <style:table-column-properties style:column-width="3.905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.946cm" table:align="left"/>
    </style:style>
    <style:style style:name="Tableau3.A" style:family="table-column">
      <style:table-column-properties style:column-width="1.946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2.013cm" table:align="left"/>
    </style:style>
    <style:style style:name="Tableau4.A" style:family="table-column">
      <style:table-column-properties style:column-width="2.013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8.71cm" table:align="left"/>
    </style:style>
    <style:style style:name="Tableau5.A" style:family="table-column">
      <style:table-column-properties style:column-width="8.71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4.18cm" table:align="left"/>
    </style:style>
    <style:style style:name="Tableau6.A" style:family="table-column">
      <style:table-column-properties style:column-width="4.18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1.946cm" table:align="left"/>
    </style:style>
    <style:style style:name="Tableau7.A" style:family="table-column">
      <style:table-column-properties style:column-width="1.946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.778cm" table:align="left"/>
    </style:style>
    <style:style style:name="Tableau8.A" style:family="table-column">
      <style:table-column-properties style:column-width="1.778cm"/>
    </style:style>
    <style:style style:name="Tableau8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bee48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officeooo:paragraph-rsid="001bee48" fo:background-color="#ffff00"/>
    </style:style>
    <style:style style:name="P4" style:family="paragraph" style:parent-style-name="Standard">
      <style:text-properties fo:background-color="#ffffff"/>
    </style:style>
    <style:style style:name="P5" style:family="paragraph" style:parent-style-name="Standard">
      <style:text-properties fo:background-color="#eeeeee"/>
    </style:style>
    <style:style style:name="P6" style:family="paragraph" style:parent-style-name="Standard">
      <style:text-properties fo:color="#000000" fo:background-color="#ffff00"/>
    </style:style>
    <style:style style:name="P7" style:family="paragraph" style:parent-style-name="Table_20_Contents">
      <style:text-properties fo:background-color="#ffff00"/>
    </style:style>
    <style:style style:name="T1" style:family="text">
      <style:text-properties officeooo:rsid="001bee48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fo:font-weight="bold" officeooo:rsid="001bee48" style:font-weight-asian="bold" style:font-weight-complex="bold"/>
    </style:style>
    <style:style style:name="T4" style:family="text">
      <style:text-properties fo:color="#ff0000" fo:font-weight="bold" officeooo:rsid="001ddb71" style:font-weight-asian="bold" style:font-weight-complex="bold"/>
    </style:style>
    <style:style style:name="T5" style:family="text">
      <style:text-properties fo:color="#ff0000" fo:font-weight="bold" officeooo:rsid="001ecd07" style:font-weight-asian="bold" style:font-weight-complex="bold"/>
    </style:style>
    <style:style style:name="T6" style:family="text">
      <style:text-properties fo:color="#ff0000" fo:font-weight="bold" officeooo:rsid="0020ae40" style:font-weight-asian="bold" style:font-weight-complex="bold"/>
    </style:style>
    <style:style style:name="T7" style:family="text">
      <style:text-properties fo:color="#ff0000" fo:font-weight="bold" officeooo:rsid="0020d050" style:font-weight-asian="bold" style:font-weight-complex="bold"/>
    </style:style>
    <style:style style:name="T8" style:family="text">
      <style:text-properties fo:color="#ff0000" fo:font-weight="bold" officeooo:rsid="002140a2" style:font-weight-asian="bold" style:font-weight-complex="bold"/>
    </style:style>
    <style:style style:name="T9" style:family="text">
      <style:text-properties fo:color="#ff0000" fo:font-weight="bold" officeooo:rsid="00219ad5" style:font-weight-asian="bold" style:font-weight-complex="bold"/>
    </style:style>
    <style:style style:name="T10" style:family="text">
      <style:text-properties fo:color="#ff0000" fo:font-weight="bold" officeooo:rsid="0021ee89" style:font-weight-asian="bold" style:font-weight-complex="bold"/>
    </style:style>
    <style:style style:name="T11" style:family="text">
      <style:text-properties fo:color="#ff0000" fo:font-weight="bold" officeooo:rsid="0021ee89" style:font-weight-asian="bold" style:font-weight-complex="bold"/>
    </style:style>
    <style:style style:name="T12" style:family="text">
      <style:text-properties fo:color="#ff0000" fo:font-weight="bold" officeooo:rsid="0022737e" style:font-weight-asian="bold" style:font-weight-complex="bold"/>
    </style:style>
    <style:style style:name="T13" style:family="text">
      <style:text-properties fo:color="#ff0000" fo:font-weight="bold" fo:background-color="#ffff00" loext:char-shading-value="0" style:font-weight-asian="bold" style:font-weight-complex="bold"/>
    </style:style>
    <style:style style:name="T14" style:family="text">
      <style:text-properties fo:color="#ff0000" fo:font-weight="bold" officeooo:rsid="0021ee89" fo:background-color="#ffff00" loext:char-shading-value="0" style:font-weight-asian="bold" style:font-weight-complex="bold"/>
    </style:style>
    <style:style style:name="T15" style:family="text">
      <style:text-properties fo:color="#ff0000" fo:font-weight="bold" officeooo:rsid="0021ee89" fo:background-color="#ffff00" loext:char-shading-value="0" style:font-weight-asian="bold" style:font-weight-complex="bold"/>
    </style:style>
    <style:style style:name="T16" style:family="text">
      <style:text-properties fo:color="#ff0000" fo:font-weight="bold" officeooo:rsid="002140a2" fo:background-color="#ffff00" loext:char-shading-value="0" style:font-weight-asian="bold" style:font-weight-complex="bold"/>
    </style:style>
    <style:style style:name="T17" style:family="text">
      <style:text-properties fo:color="#ff0000" fo:font-weight="bold" officeooo:rsid="002140a2" fo:background-color="#ffff00" loext:char-shading-value="0" style:font-weight-asian="bold" style:font-weight-complex="bold"/>
    </style:style>
    <style:style style:name="T18" style:family="text">
      <style:text-properties fo:color="#ff0000" fo:font-weight="bold" fo:background-color="#ffff00" loext:char-shading-value="0" style:font-weight-asian="bold" style:font-weight-complex="bold"/>
    </style:style>
    <style:style style:name="T19" style:family="text">
      <style:text-properties fo:color="#ff0000" fo:font-weight="bold" officeooo:rsid="0020d050" fo:background-color="#ffff00" loext:char-shading-value="0" style:font-weight-asian="bold" style:font-weight-complex="bold"/>
    </style:style>
    <style:style style:name="T20" style:family="text">
      <style:text-properties fo:color="#ff0000" fo:font-weight="bold" officeooo:rsid="0020d050" fo:background-color="#ffff00" loext:char-shading-value="0" style:font-weight-asian="bold" style:font-weight-complex="bold"/>
    </style:style>
    <style:style style:name="T21" style:family="text">
      <style:text-properties fo:color="#ff0000" officeooo:rsid="002140a2"/>
    </style:style>
    <style:style style:name="T22" style:family="text">
      <style:text-properties fo:color="#ff0000" officeooo:rsid="0021ee89"/>
    </style:style>
    <style:style style:name="T23" style:family="text">
      <style:text-properties fo:color="#ff0000" officeooo:rsid="0022737e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140a2" style:font-weight-asian="bold" style:font-weight-complex="bold"/>
    </style:style>
    <style:style style:name="T26" style:family="text">
      <style:text-properties fo:font-weight="bold" officeooo:rsid="00219ad5" style:font-weight-asian="bold" style:font-weight-complex="bold"/>
    </style:style>
    <style:style style:name="T27" style:family="text">
      <style:text-properties fo:font-weight="bold" officeooo:rsid="0021ee89" style:font-weight-asian="bold" style:font-weight-complex="bold"/>
    </style:style>
    <style:style style:name="T28" style:family="text">
      <style:text-properties officeooo:rsid="002140a2"/>
    </style:style>
    <style:style style:name="T29" style:family="text">
      <style:text-properties officeooo:rsid="00219ad5"/>
    </style:style>
    <style:style style:name="T30" style:family="text">
      <style:text-properties officeooo:rsid="0021ee89"/>
    </style:style>
    <style:style style:name="T31" style:family="text">
      <style:text-properties fo:background-color="#ffff00" loext:char-shading-value="0"/>
    </style:style>
    <style:style style:name="T32" style:family="text">
      <style:text-properties fo:background-color="#ffff00" loext:char-shading-value="0"/>
    </style:style>
    <style:style style:name="T33" style:family="text"/>
    <style:style style:name="T34" style:family="text">
      <style:text-properties officeooo:rsid="0022737e"/>
    </style:style>
    <style:style style:name="T35" style:family="text">
      <style:text-properties fo:background-color="#ffffff" loext:char-shading-value="0"/>
    </style:style>
    <style:style style:name="T36" style:family="text">
      <style:text-properties fo:background-color="#ffffff" loext:char-shading-value="0"/>
    </style:style>
    <style:style style:name="T37" style:family="text">
      <style:text-properties fo:background-color="#eeeeee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JavaScript Questions : Data_Type </text:p>
      <text:section text:style-name="Sect1" text:name="LC2">
        <text:p text:style-name="Standard"/>
      </text:section>
      <text:section text:style-name="Sect1" text:name="LC3">
        <text:p text:style-name="Standard"># Q1 Which of the following is the correct way to log an expression to the console? </text:p>
      </text:section>
      <text:section text:style-name="Sect1" text:name="LC4">
        <text:p text:style-name="P1">.A : console.log(Hello Simplon) :</text:p>
      </text:section>
      <text:section text:style-name="Sect1" text:name="LC5">
        <text:p text:style-name="P3"><text:span text:style-name="T1">B</text:span> : console.log("Hello Simplon") : <text:s/><text:span text:style-name="T3">V</text:span></text:p>
      </text:section>
      <text:section text:style-name="Sect1" text:name="LC7">
        <text:p text:style-name="P1">.C: consolelog ("Hello Simplon") :</text:p>
      </text:section>
      <text:section text:style-name="Sect1" text:name="LC8">
        <text:p text:style-name="Standard"/>
      </text:section>
      <text:section text:style-name="Sect1" text:name="LC9">
        <text:p text:style-name="Standard"># Q2 The expression "Hello" + 'Simplon' resolves to : </text:p>
      </text:section>
      <text:section text:style-name="Sect1" text:name="LC10">
        <text:p text:style-name="Standard">.A : 'HelloSimplon' </text:p>
      </text:section>
      <text:section text:style-name="Sect1" text:name="LC11">
        <text:p text:style-name="Standard">.B : "HelloSimplon" </text:p>
      </text:section>
      <text:section text:style-name="Sect1" text:name="LC12">
        <text:p text:style-name="Standard">.C : "Hello Simplon'" </text:p>
      </text:section>
      <text:section text:style-name="Sect1" text:name="LC13">
        <text:p text:style-name="P2">.D : 'Hello Simplon" <text:span text:style-name="T2"><text:s/></text:span><text:span text:style-name="T4">v</text:span></text:p>
      </text:section>
      <text:section text:style-name="Sect1" text:name="LC14">
        <text:p text:style-name="Standard">.E : Hello Simplon </text:p>
      </text:section>
      <text:section text:style-name="Sect1" text:name="LC15">
        <text:p text:style-name="Standard"/>
      </text:section>
      <text:section text:style-name="Sect1" text:name="LC16">
        <text:p text:style-name="Standard"># Q3 How can we store the result of this expression 5 * 70 / 100 in a variable called Result ? </text:p>
      </text:section>
      <text:section text:style-name="Sect1" text:name="LC17">
        <text:p text:style-name="Standard">* </text:p>
      </text:section>
      <text:section text:style-name="Sect1" text:name="LC18">
        <text:p text:style-name="P2">.A : let result = 5 * 70 / 100 <text:s/><text:span text:style-name="T5">v</text:span></text:p>
      </text:section>
      <text:section text:style-name="Sect1" text:name="LC19">
        <text:p text:style-name="Standard">.B : let result = (5 * 70 / 100) <text:s/></text:p>
      </text:section>
      <text:section text:style-name="Sect1" text:name="LC20">
        <text:p text:style-name="Standard">.C : let "result" = 5 * 70 / 100 </text:p>
      </text:section>
      <text:section text:style-name="Sect1" text:name="LC21">
        <text:p text:style-name="Standard">.D : let result = "5 * 70 / 100" </text:p>
      </text:section>
      <text:section text:style-name="Sect1" text:name="LC22">
        <text:p text:style-name="Standard"/>
      </text:section>
      <text:section text:style-name="Sect1" text:name="LC23">
        <text:p text:style-name="Standard"># Q4 Can we change the value of myName from “Houssem” to “Nessrine” ? </text:p>
      </text:section>
      <text:section text:style-name="Sect1" text:name="LC24">
        <text:p text:style-name="Standard">let myName = "Houssem" </text:p>
      </text:section>
      <text:section text:style-name="Sect1" text:name="LC25">
        <text:p text:style-name="P2">.A : Yes <text:s/><text:span text:style-name="T2"><text:s/></text:span><text:span text:style-name="T6">v</text:span></text:p>
      </text:section>
      <text:section text:style-name="Sect1" text:name="LC26">
        <text:p text:style-name="Standard">.B : No </text:p>
      </text:section>
      <text:section text:style-name="Sect1" text:name="LC27">
        <text:p text:style-name="Standard"># Q5 Can we change the type of phoneNumber from number to string ? </text:p>
      </text:section>
      <text:section text:style-name="Sect1" text:name="LC28">
        <text:p text:style-name="Standard">let phoneNumber = 71 000 000 </text:p>
      </text:section>
      <text:section text:style-name="Sect1" text:name="LC29">
        <text:p text:style-name="P2">.A : Yes <text:s/><text:span text:style-name="T5">v</text:span></text:p>
      </text:section>
      <text:section text:style-name="Sect1" text:name="LC30">
        <text:p text:style-name="Standard">.B : No </text:p>
      </text:section>
      <text:section text:style-name="Sect1" text:name="LC31">
        <text:p text:style-name="Standard"/>
      </text:section>
      <text:section text:style-name="Sect1" text:name="LC32">
        <text:p text:style-name="Standard"># Q6 How to create an object variable ? </text:p>
      </text:section>
      <text:section text:style-name="Sect1" text:name="LC33">
        <text:p text:style-name="Standard"/>
      </text:section>
      <text:section text:style-name="Sect1" text:name="LC34">
        <text:p text:style-name="Standard">.A : let animal = cat </text:p>
      </text:section>
      <text:section text:style-name="Sect1" text:name="LC35">
        <text:p text:style-name="Standard">.B : let animal = [cat] </text:p>
      </text:section>
      <text:section text:style-name="Sect1" text:name="LC36">
        <text:p text:style-name="P2">.C : let animal = { type : "cat"} <text:s/><text:span text:style-name="T6">v</text:span></text:p>
      </text:section>
      <text:section text:style-name="Sect1" text:name="LC37">
        <text:p text:style-name="Standard"/>
      </text:section>
      <text:section text:style-name="Sect1" text:name="LC38">
        <text:p text:style-name="Standard"># Q7 How to create an array variable? </text:p>
      </text:section>
      <text:section text:style-name="Sect1" text:name="LC39">
        <text:p text:style-name="Standard"/>
      </text:section>
      <text:section text:style-name="Sect1" text:name="LC40">
        <text:p text:style-name="Standard">.<text:span text:style-name="T32">A : let array = [1,"e","true",7888] <text:s text:c="2"/></text:span><text:span text:style-name="T20">v</text:span></text:p>
      </text:section>
      <text:section text:style-name="Sect1" text:name="LC41">
        <text:p text:style-name="Standard">.B : let array = {one : 1 , two : 2} </text:p>
      </text:section>
      <text:section text:style-name="Sect1" text:name="LC42">
        <text:p text:style-name="Standard">.C : let array = "h" , "a", "m" ,"z", "a" <text:s/></text:p>
      </text:section>
      <text:section text:style-name="Sect1" text:name="LC43">
        <text:p text:style-name="P2">.D : let array = [] <text:s text:c="30"/><text:span text:style-name="T2"><text:s text:c="3"/></text:span><text:span text:style-name="T6">v</text:span></text:p>
      </text:section>
      <text:section text:style-name="Sect1" text:name="LC44">
        <text:p text:style-name="Standard"/>
      </text:section>
      <text:section text:style-name="Sect1" text:name="LC45">
        <text:p text:style-name="Standard"># Q8 Does 100 + 30+ "20" produce a number or a string? </text:p>
      </text:section>
      <text:section text:style-name="Sect1" text:name="LC46">
        <text:p text:style-name="Standard"/>
      </text:section>
      <text:section text:style-name="Sect1" text:name="LC47">
        <text:p text:style-name="P2">.A : number <text:s/><text:span text:style-name="T7">v</text:span></text:p>
      </text:section>
      <text:section text:style-name="Sect1" text:name="LC48">
        <text:p text:style-name="Standard">.B : string </text:p>
      </text:section>
      <text:section text:style-name="Sect1" text:name="LC49">
        <text:p text:style-name="Standard"/>
        <text:p text:style-name="Standard"/>
        <text:p text:style-name="Standard"/>
        <text:p text:style-name="Standard"/>
        <text:p text:style-name="Standard"/>
      </text:section>
      <text:section text:style-name="Sect1" text:name="LC50">
        <text:p text:style-name="Standard"><text:soft-page-break/># Q9 After running this code: let x What is the value of x? </text:p>
      </text:section>
      <text:section text:style-name="Sect1" text:name="LC51">
        <text:p text:style-name="Standard"/>
      </text:section>
      <text:section text:style-name="Sect1" text:name="LC52">
        <text:p text:style-name="Standard">.A : number </text:p>
      </text:section>
      <text:section text:style-name="Sect1" text:name="LC53">
        <text:p text:style-name="Standard">.B : null </text:p>
      </text:section>
      <text:section text:style-name="Sect1" text:name="LC54">
        <text:p text:style-name="P2">.C : undefined <text:s/><text:span text:style-name="T7">v</text:span></text:p>
      </text:section>
      <text:section text:style-name="Sect1" text:name="LC55">
        <text:p text:style-name="Standard"/>
      </text:section>
      <text:section text:style-name="Sect1" text:name="LC56">
        <text:p text:style-name="Standard"># Q10 What does the following snippet output ? </text:p>
      </text:section>
      <text:section text:style-name="Sect1" text:name="LC57">
        <text:p text:style-name="Standard">let myName = "Seif" </text:p>
      </text:section>
      <text:section text:style-name="Sect1" text:name="LC58">
        <text:p text:style-name="Standard">myname = 15 </text:p>
      </text:section>
      <text:section text:style-name="Sect1" text:name="LC59">
        <text:p text:style-name="Standard">myname = Google </text:p>
      </text:section>
      <text:section text:style-name="Sect1" text:name="LC60">
        <text:p text:style-name="Standard">console.log(myName) </text:p>
      </text:section>
      <text:section text:style-name="Sect1" text:name="LC61">
        <text:p text:style-name="P2">.A : Seif <text:s/><text:span text:style-name="T8">v</text:span></text:p>
      </text:section>
      <text:section text:style-name="Sect1" text:name="LC62">
        <text:p text:style-name="Standard">.B : 15 </text:p>
      </text:section>
      <text:section text:style-name="Sect1" text:name="LC63">
        <text:p text:style-name="Standard">.C : google </text:p>
      </text:section>
      <text:section text:style-name="Sect1" text:name="LC64">
        <text:p text:style-name="Standard"/>
      </text:section>
      <text:section text:style-name="Sect1" text:name="LC65">
        <text:p text:style-name="Standard"># Q11 If we declare a variable, const value = 1, then later, reassign, stating value = 2, what will happen? </text:p>
      </text:section>
      <text:section text:style-name="Sect1" text:name="LC66">
        <text:p text:style-name="Standard"/>
      </text:section>
      <text:section text:style-name="Sect1" text:name="LC67">
        <text:p text:style-name="Standard">.A : value will equal 2 </text:p>
      </text:section>
      <text:section text:style-name="Sect1" text:name="LC68">
        <text:p text:style-name="Standard">.B : value will equal 1 </text:p>
      </text:section>
      <text:section text:style-name="Sect1" text:name="LC69">
        <text:p text:style-name="Standard">.C : value will equal undefined </text:p>
      </text:section>
      <text:section text:style-name="Sect1" text:name="LC70">
        <text:p text:style-name="Standard">.<text:span text:style-name="T32">D : JavaScript will raise a TypeError <text:s text:c="3"/></text:span><text:span text:style-name="T18"><text:s/></text:span><text:span text:style-name="T17">v</text:span></text:p>
      </text:section>
      <text:section text:style-name="Sect1" text:name="LC71">
        <text:p text:style-name="P2"/>
      </text:section>
      <text:section text:style-name="Sect1" text:name="LC72">
        <text:p text:style-name="Standard"># Q12 What does the following snippet output ? </text:p>
      </text:section>
      <text:section text:style-name="Sect1" text:name="LC73">
        <text:p text:style-name="Standard">let nbr = 84 /0 <text:s/></text:p>
      </text:section>
      <text:section text:style-name="Sect1" text:name="LC74">
        <text:p text:style-name="Standard">console.log(nbr) <text:s/></text:p>
      </text:section>
      <text:section text:style-name="Sect1" text:name="LC75">
        <text:p text:style-name="Standard"/>
      </text:section>
      <text:section text:style-name="Sect1" text:name="LC76">
        <text:p text:style-name="Standard">.A : 84 </text:p>
      </text:section>
      <text:section text:style-name="Sect1" text:name="LC77">
        <text:p text:style-name="Standard">.B : 0 </text:p>
      </text:section>
      <text:section text:style-name="Sect1" text:name="LC78">
        <text:p text:style-name="Standard">.C : infinity </text:p>
      </text:section>
      <text:section text:style-name="Sect1" text:name="LC79">
        <text:p text:style-name="P2">.D : Nan <text:s text:c="3"/><text:span text:style-name="T9">v</text:span></text:p>
      </text:section>
      <text:section text:style-name="Sect1" text:name="LC80">
        <text:p text:style-name="Standard"/>
      </text:section>
      <text:section text:style-name="Sect1" text:name="LC81">
        <text:p text:style-name="Standard"># Q13 let age = "25" </text:p>
      </text:section>
      <text:section text:style-name="Sect1" text:name="LC82">
        <text:p text:style-name="Standard"/>
      </text:section>
      <text:section text:style-name="Sect1" text:name="LC83">
        <text:p text:style-name="Standard">The type of age is number </text:p>
      </text:section>
      <text:section text:style-name="Sect1" text:name="LC84">
        <text:p text:style-name="P2">.A : Yes <text:s/><text:span text:style-name="T2"><text:s/></text:span><text:span text:style-name="T9">v</text:span></text:p>
      </text:section>
      <text:section text:style-name="Sect1" text:name="LC85">
        <text:p text:style-name="Standard">.B : No </text:p>
      </text:section>
      <text:section text:style-name="Sect1" text:name="LC86">
        <text:p text:style-name="Standard"/>
      </text:section>
      <text:section text:style-name="Sect1" text:name="LC87">
        <text:p text:style-name="Standard"># Q14 What is the result of the expression </text:p>
      </text:section>
      <text:section text:style-name="Sect1" text:name="LC88">
        <text:p text:style-name="Standard"/>
      </text:section>
      <text:section text:style-name="Sect1" text:name="LC89">
        <text:p text:style-name="Standard">20 - '10' </text:p>
      </text:section>
      <text:section text:style-name="Sect1" text:name="LC90">
        <text:p text:style-name="P2">.A : 10 <text:s text:c="2"/></text:p>
      </text:section>
      <text:section text:style-name="Sect1" text:name="LC91">
        <text:p text:style-name="Standard">.B : undefined </text:p>
      </text:section>
      <text:section text:style-name="Sect1" text:name="LC92">
        <text:p text:style-name="Standard">.C : NaN </text:p>
      </text:section>
      <text:section text:style-name="Sect1" text:name="LC93">
        <text:p text:style-name="Standard">.D : 0 </text:p>
      </text:section>
      <text:section text:style-name="Sect1" text:name="LC94">
        <text:p text:style-name="Standard"/>
      </text:section>
      <text:section text:style-name="Sect1" text:name="LC95"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section text:style-name="Sect1" text:name="LC96">
        <text:p text:style-name="Standard"><text:soft-page-break/># Q15 How to declare a string variable ? </text:p>
      </text:section>
      <text:section text:style-name="Sect1" text:name="LC97">
        <text:p text:style-name="Standard"/>
      </text:section>
      <text:section text:style-name="Sect1" text:name="LC98">
        <text:p text:style-name="Standard">.A : let name = " Mouna" </text:p>
      </text:section>
      <text:section text:style-name="Sect1" text:name="LC99">
        <text:p text:style-name="Standard">.B : let name= (" Mouna") </text:p>
      </text:section>
      <text:section text:style-name="Sect1" text:name="LC100">
        <text:p text:style-name="Standard">.C : let name = Mouna </text:p>
      </text:section>
      <text:section text:style-name="Sect1" text:name="LC101">
        <text:p text:style-name="P2">.D : var name = " Mouna" <text:s/><text:span text:style-name="T9">v</text:span></text:p>
      </text:section>
      <text:section text:style-name="Sect1" text:name="LC102">
        <text:p text:style-name="Standard"/>
      </text:section>
      <text:section text:style-name="Sect1" text:name="LC103">
        <text:p text:style-name="Standard"/>
        <text:p text:style-name="Standard"/>
      </text:section>
      <text:section text:style-name="Sect1" text:name="LC104">
        <text:p text:style-name="Standard"># Q16 Which of the following is the correct way of returning the length of this string? </text:p>
      </text:section>
      <text:section text:style-name="Sect1" text:name="LC105">
        <text:p text:style-name="Standard"/>
      </text:section>
      <text:section text:style-name="Sect1" text:name="LC106">
        <text:p text:style-name="Standard">.A : length("hello") </text:p>
      </text:section>
      <text:section text:style-name="Sect1" text:name="LC107">
        <text:p text:style-name="Standard">.B : length."hello" </text:p>
      </text:section>
      <text:section text:style-name="Sect1" text:name="LC108">
        <text:p text:style-name="P2">.C : "hello".length <text:span text:style-name="T10">v</text:span></text:p>
      </text:section>
      <text:section text:style-name="Sect1" text:name="LC109">
        <text:p text:style-name="Standard"/>
      </text:section>
      <text:section text:style-name="Sect1" text:name="LC110">
        <text:p text:style-name="Standard"># Q17 What will be output of below statements? </text:p>
      </text:section>
      <text:section text:style-name="Sect1" text:name="LC111">
        <text:p text:style-name="Standard"/>
      </text:section>
      <text:section text:style-name="Sect1" text:name="LC112">
        <text:p text:style-name="Standard">let car = "BMW" </text:p>
      </text:section>
      <text:section text:style-name="Sect1" text:name="LC113">
        <text:p text:style-name="Standard">car = " Ford" </text:p>
      </text:section>
      <text:section text:style-name="Sect1" text:name="LC114">
        <text:p text:style-name="Standard">.A : car </text:p>
      </text:section>
      <text:section text:style-name="Sect1" text:name="LC115">
        <text:p text:style-name="P2">.B : "Ford" </text:p>
      </text:section>
      <text:section text:style-name="Sect1" text:name="LC116">
        <text:p text:style-name="P5">.C : "BMW" <text:s/></text:p>
      </text:section>
      <text:section text:style-name="Sect1" text:name="LC117">
        <text:p text:style-name="P4"/>
      </text:section>
      <text:section text:style-name="Sect1" text:name="LC118">
        <text:p text:style-name="P4"># Q18 What is the length of the following string : </text:p>
      </text:section>
      <text:section text:style-name="Sect1" text:name="LC119">
        <text:p text:style-name="Standard">let str = "Hi Sir !" </text:p>
      </text:section>
      <text:section text:style-name="Sect1" text:name="LC120">
        <text:p text:style-name="Standard">.A : 8 </text:p>
      </text:section>
      <text:section text:style-name="Sect1" text:name="LC121">
        <text:p text:style-name="Standard">.<text:span text:style-name="T32">B : 3 <text:s/></text:span><text:span text:style-name="T15">v</text:span></text:p>
      </text:section>
      <text:section text:style-name="Sect1" text:name="LC122">
        <text:p text:style-name="Standard">.C : 6 </text:p>
      </text:section>
      <text:section text:style-name="Sect1" text:name="LC123">
        <text:p text:style-name="Standard"/>
      </text:section>
      <text:section text:style-name="Sect1" text:name="LC124">
        <text:p text:style-name="Standard"># Q19 Which of these is an incorrect statement </text:p>
      </text:section>
      <text:section text:style-name="Sect1" text:name="LC125">
        <text:p text:style-name="Standard"/>
      </text:section>
      <text:section text:style-name="Sect1" text:name="LC126">
        <text:p text:style-name="Standard">.A : console.log( "my name is 'Syrine' ! " ) </text:p>
      </text:section>
      <text:section text:style-name="Sect1" text:name="LC127">
        <text:p text:style-name="Standard"/>
      </text:section>
      <text:section text:style-name="Sect1" text:name="LC128">
        <text:p text:style-name="P2">.B : console.log( 'my name is "Syrine" ! ' ) <text:span text:style-name="T10">v</text:span></text:p>
      </text:section>
      <text:section text:style-name="Sect1" text:name="LC129">
        <text:p text:style-name="Standard"/>
      </text:section>
      <text:section text:style-name="Sect1" text:name="LC130">
        <text:p text:style-name="Standard">.C : console.log( "my name is "Syrine" ! " ) </text:p>
      </text:section>
      <text:section text:style-name="Sect1" text:name="LC131">
        <text:p text:style-name="Standard"/>
      </text:section>
      <text:section text:style-name="Sect1" text:name="LC132">
        <text:p text:style-name="Standard">.D : console.log( "my name is \"Syrine\" ! " ) </text:p>
      </text:section>
      <text:section text:style-name="Sect1" text:name="LC133">
        <text:p text:style-name="Standard"/>
      </text:section>
      <text:section text:style-name="Sect1" text:name="LC134">
        <text:p text:style-name="Standard"># Q20 How to declare a boolean variable ? </text:p>
      </text:section>
      <text:section text:style-name="Sect1" text:name="LC135">
        <text:p text:style-name="Standard"/>
      </text:section>
      <text:section text:style-name="Sect1" text:name="LC136">
        <text:p text:style-name="Standard">.<text:span text:style-name="T32">A : let isBoolean= true <text:s/></text:span><text:span text:style-name="T15">v</text:span></text:p>
      </text:section>
      <text:section text:style-name="Sect1" text:name="LC137">
        <text:p text:style-name="Standard">.B : let isBoolean = False </text:p>
      </text:section>
      <text:section text:style-name="Sect1" text:name="LC138">
        <text:p text:style-name="Standard">.C : let isBoolean= false </text:p>
      </text:section>
      <text:section text:style-name="Sect1" text:name="LC139">
        <text:p text:style-name="Standard">.D : let isBoolean = 4500 &lt;=15000 </text:p>
      </text:section>
      <text:section text:style-name="Sect1" text:name="LC140">
        <text:p text:style-name="Standard"/>
      </text:section>
      <text:section text:style-name="Sect1" text:name="LC141">
        <text:p text:style-name="Standard"/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Table_20_Contents"><text:bookmark text:name="LC141"/># Q21 What does the following expression return? </text:p>
            </table:table-cell>
          </table:table-row>
        </table:table>
        <table:table table:name="Tableau2" table:style-name="Tableau2">
          <table:table-column table:style-name="Tableau2.A"/>
          <table:table-row>
            <table:table-cell table:style-name="Tableau2.A1" office:value-type="string">
              <text:p text:style-name="Table_20_Contents"><text:bookmark text:name="LC142"/>console.log( 8 &gt; 10 ) </text:p>
            </table:table-cell>
          </table:table-row>
        </table:table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Table_20_Contents"><text:bookmark text:name="LC143"/>.A : false </text:p>
            </table:table-cell>
          </table:table-row>
        </table:table>
        <table:table table:name="Tableau4" table:style-name="Tableau4">
          <table:table-column table:style-name="Tableau4.A"/>
          <table:table-row>
            <table:table-cell table:style-name="Tableau4.A1" office:value-type="string">
              <text:p text:style-name="Table_20_Contents"><text:bookmark text:name="LC144"/>.B : False </text:p>
            </table:table-cell>
          </table:table-row>
        </table:table>
        <text:p text:style-name="Text_20_body"><text:soft-page-break/><text:span text:style-name="T32">.C : TRUE <text:s/></text:span><text:span text:style-name="T15">v</text:span></text:p>
      </text:section>
      <text:section text:style-name="Sect1" text:name="LC147"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Table_20_Contents"><text:bookmark text:name="LC147"/><text:span text:style-name="T30">#</text:span>Q22 What does the following expression return ? </text:p>
            </table:table-cell>
          </table:table-row>
        </table:table>
        <table:table table:name="Tableau6" table:style-name="Tableau6">
          <table:table-column table:style-name="Tableau6.A"/>
          <table:table-row>
            <table:table-cell table:style-name="Tableau6.A1" office:value-type="string">
              <text:p text:style-name="Table_20_Contents"><text:bookmark text:name="LC148"/>console.log( 'A' &lt; 'B' ) </text:p>
            </table:table-cell>
          </table:table-row>
        </table:table>
        <table:table table:name="Tableau7" table:style-name="Tableau7">
          <table:table-column table:style-name="Tableau7.A"/>
          <table:table-row>
            <table:table-cell table:style-name="Tableau7.A1" office:value-type="string">
              <text:p text:style-name="P7"><text:bookmark text:name="LC149"/>.A : false </text:p>
            </table:table-cell>
          </table:table-row>
        </table:table>
        <table:table table:name="Tableau8" table:style-name="Tableau8">
          <table:table-column table:style-name="Tableau8.A"/>
          <table:table-row>
            <table:table-cell table:style-name="Tableau8.A1" office:value-type="string">
              <text:p text:style-name="Table_20_Contents"><text:bookmark text:name="LC150"/>.B : true </text:p>
            </table:table-cell>
          </table:table-row>
        </table:table>
        <text:p text:style-name="Text_20_body">.C : undefined</text:p>
      </text:section>
      <text:section text:style-name="Sect1" text:name="LC151">
        <text:p text:style-name="Standard"/>
        <text:p text:style-name="Standard"/>
        <text:p text:style-name="Standard"/>
        <text:p text:style-name="Standard"/>
        <text:p text:style-name="Standard"/>
      </text:section>
      <text:section text:style-name="Sect1" text:name="LC152">
        <text:p text:style-name="Standard"># Q23 Are these boolean variables ? </text:p>
        <text:p text:style-name="Standard"/>
      </text:section>
      <text:section text:style-name="Sect1" text:name="LC153">
        <text:p text:style-name="Standard">let isEmployee = true </text:p>
      </text:section>
      <text:section text:style-name="Sect1" text:name="LC154">
        <text:p text:style-name="Standard">let isStudent = 'false' </text:p>
      </text:section>
      <text:section text:style-name="Sect1" text:name="LC155">
        <text:p text:style-name="P4">.A : Yes </text:p>
      </text:section>
      <text:section text:style-name="Sect1" text:name="LC156">
        <text:p text:style-name="P6">.B : No </text:p>
      </text:section>
      <text:section text:style-name="Sect1" text:name="LC157">
        <text:p text:style-name="Standard"/>
      </text:section>
      <text:section text:style-name="Sect1" text:name="LC158">
        <text:p text:style-name="Standard"># Q24 What will be output of below statement? </text:p>
      </text:section>
      <text:section text:style-name="Sect1" text:name="LC159">
        <text:p text:style-name="Standard"/>
      </text:section>
      <text:section text:style-name="Sect1" text:name="LC160">
        <text:p text:style-name="Standard">console.log(100 &lt;= 100) </text:p>
      </text:section>
      <text:section text:style-name="Sect1" text:name="LC161">
        <text:p text:style-name="Standard">.A : true </text:p>
      </text:section>
      <text:section text:style-name="Sect1" text:name="LC162">
        <text:p text:style-name="Standard">.B : false </text:p>
      </text:section>
      <text:section text:style-name="Sect1" text:name="LC163">
        <text:p text:style-name="P2">.C : 100 <text:span text:style-name="T12">v</text:span></text:p>
      </text:section>
      <text:section text:style-name="Sect1" text:name="LC164">
        <text:p text:style-name="Standard"/>
      </text:section>
      <text:section text:style-name="Sect1" text:name="LC165">
        <text:p text:style-name="Standard"># Q25 What is the length of the following array: ["hello" ,"a",7, 8 ,true ,false ] </text:p>
      </text:section>
      <text:section text:style-name="Sect1" text:name="LC166">
        <text:p text:style-name="Standard">.A : 6 </text:p>
      </text:section>
      <text:section text:style-name="Sect1" text:name="LC167">
        <text:p text:style-name="Standard">.B: 5 </text:p>
      </text:section>
      <text:section text:style-name="Sect1" text:name="LC168">
        <text:p text:style-name="Standard">.C 7 </text:p>
      </text:section>
      <text:section text:style-name="Sect1" text:name="LC169">
        <text:p text:style-name="Standard"># Q26 What is the output of the following code fragment: </text:p>
      </text:section>
      <text:section text:style-name="Sect1" text:name="LC170">
        <text:p text:style-name="Standard"/>
      </text:section>
      <text:section text:style-name="Sect1" text:name="LC171">
        <text:p text:style-name="Standard">let arr = [ 200 , 7 , 780 , 0 ] </text:p>
      </text:section>
      <text:section text:style-name="Sect1" text:name="LC172">
        <text:p text:style-name="Standard"/>
      </text:section>
      <text:section text:style-name="Sect1" text:name="LC173">
        <text:p text:style-name="Standard">console.log( arr[2] ) </text:p>
      </text:section>
      <text:section text:style-name="Sect1" text:name="LC174">
        <text:p text:style-name="Standard"/>
      </text:section>
      <text:section text:style-name="Sect1" text:name="LC175">
        <text:p text:style-name="Standard">.A : 2 </text:p>
      </text:section>
      <text:section text:style-name="Sect1" text:name="LC176">
        <text:p text:style-name="P2">.B: 7 </text:p>
      </text:section>
      <text:section text:style-name="Sect1" text:name="LC177">
        <text:p text:style-name="Standard">.C 780 </text:p>
      </text:section>
      <text:section text:style-name="Sect1" text:name="LC178">
        <text:p text:style-name="Standard">.D: undefined </text:p>
      </text:section>
      <text:section text:style-name="Sect1" text:name="LC179">
        <text:p text:style-name="Standard"/>
      </text:section>
      <text:section text:style-name="Sect1" text:name="LC180">
        <text:p text:style-name="Standard"># Q27 What is the index value of the first element? </text:p>
      </text:section>
      <text:section text:style-name="Sect1" text:name="LC181">
        <text:p text:style-name="Standard"/>
      </text:section>
      <text:section text:style-name="Sect1" text:name="LC182">
        <text:p text:style-name="Standard">.A : -1 </text:p>
      </text:section>
      <text:section text:style-name="Sect1" text:name="LC183">
        <text:p text:style-name="P2">.B: 0 </text:p>
      </text:section>
      <text:section text:style-name="Sect1" text:name="LC184">
        <text:p text:style-name="Standard">.C 1 </text:p>
      </text:section>
      <text:p text:style-name="Standard">.D: 2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3T11:21:09.645629238</meta:creation-date>
    <dc:date>2020-03-23T13:05:10.753565414</dc:date>
    <meta:editing-duration>PT11M18S</meta:editing-duration>
    <meta:editing-cycles>2</meta:editing-cycles>
    <meta:generator>LibreOffice/6.3.2.2$Linux_X86_64 LibreOffice_project/30$Build-2</meta:generator>
    <meta:document-statistic meta:table-count="8" meta:image-count="0" meta:object-count="0" meta:page-count="4" meta:paragraph-count="137" meta:word-count="816" meta:character-count="3635" meta:non-whitespace-character-count="2779"/>
  </office:meta>
</office:document-meta>
</file>